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8.079cm"/>
    </style:style>
    <style:style style:name="co5" style:family="table-column">
      <style:table-column-properties fo:break-before="auto" style:column-width="8.378cm"/>
    </style:style>
    <style:style style:name="co6" style:family="table-column">
      <style:table-column-properties fo:break-before="auto" style:column-width="3.7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gr1" style:family="graphic">
      <style:graphic-properties draw:stroke="none" draw:fill="solid" draw:fill-color="#ffffff" draw:textarea-horizontal-align="justify" draw:textarea-vertical-align="middle" draw:auto-grow-height="false" fo:min-height="8.926cm" fo:min-width="4.047c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01cm" svg:stroke-color="#000000" draw:marker-start-width="0.22cm" draw:marker-end-width="0.22cm" draw:fill="solid" draw:fill-color="#405e10" draw:textarea-horizontal-align="justify" draw:textarea-vertical-align="middle" draw:auto-grow-height="false" fo:min-height="0.425cm" fo:min-width="0.495cm" fo:padding-top="0.005cm" fo:padding-bottom="0.005cm" fo:padding-left="0.005cm" fo:padding-right="0.005cm"/>
    </style:style>
    <style:style style:name="gr4" style:family="graphic">
      <style:graphic-properties draw:stroke="none" svg:stroke-color="#000000" draw:fill="none" draw:fill-color="#ffffff" fo:min-height="3.027cm"/>
      <style:paragraph-properties style:writing-mode="lr-tb"/>
    </style:style>
    <style:style style:name="gr5" style:family="graphic">
      <style:graphic-properties draw:stroke="solid" svg:stroke-width="0.01cm" svg:stroke-color="#000000" draw:marker-start-width="0.215cm" draw:marker-end-width="0.215cm" draw:fill="solid" draw:fill-color="#8eb015" draw:textarea-horizontal-align="justify" draw:textarea-vertical-align="middle" draw:auto-grow-height="false" fo:min-height="0.425cm" fo:min-width="0.495cm" fo:padding-top="0.005cm" fo:padding-bottom="0.005cm" fo:padding-left="0.005cm" fo:padding-right="0.005cm"/>
    </style:style>
    <style:style style:name="gr6" style:family="graphic">
      <style:graphic-properties draw:stroke="solid" svg:stroke-width="0.01cm" svg:stroke-color="#000000" draw:marker-start-width="0.215cm" draw:marker-end-width="0.215cm" draw:fill="solid" draw:fill-color="#e6f0bb" draw:textarea-horizontal-align="justify" draw:textarea-vertical-align="middle" draw:auto-grow-height="false" fo:min-height="0.425cm" fo:min-width="0.495cm" fo:padding-top="0.005cm" fo:padding-bottom="0.005cm" fo:padding-left="0.005cm" fo:padding-right="0.005cm"/>
    </style:style>
    <style:style style:name="gr7" style:family="graphic">
      <style:graphic-properties draw:stroke="solid" svg:stroke-width="0.01cm" draw:marker-start-width="0.215cm" draw:marker-end-width="0.215cm" draw:fill="solid" draw:fill-color="#a6a4aa" draw:textarea-horizontal-align="justify" draw:textarea-vertical-align="middle" draw:auto-grow-height="false" fo:min-height="0.425cm" fo:min-width="0.495cm" fo:padding-top="0.005cm" fo:padding-bottom="0.005cm" fo:padding-left="0.005cm" fo:padding-right="0.00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405e10"/>
      <style:paragraph-properties fo:text-align="center"/>
    </style:style>
    <style:style style:name="P4" style:family="paragraph">
      <style:paragraph-properties fo:line-height="150%">
        <style:tab-stops/>
      </style:paragraph-properties>
    </style:style>
    <style:style style:name="P5" style:family="paragraph">
      <loext:graphic-properties draw:fill="none" draw:fill-color="#ffffff"/>
      <style:paragraph-properties fo:line-height="150%" style:writing-mode="lr-tb">
        <style:tab-stops/>
      </style:paragraph-properties>
      <style:text-properties style:font-name="Liberation Sans" fo:font-size="12pt" style:font-size-asian="12pt" style:font-size-complex="12pt"/>
    </style:style>
    <style:style style:name="P6" style:family="paragraph">
      <loext:graphic-properties draw:fill="solid" draw:fill-color="#8eb015"/>
      <style:paragraph-properties fo:text-align="center"/>
    </style:style>
    <style:style style:name="P7" style:family="paragraph">
      <loext:graphic-properties draw:fill="solid" draw:fill-color="#e6f0bb"/>
      <style:paragraph-properties fo:text-align="center"/>
    </style:style>
    <style:style style:name="P8" style:family="paragraph">
      <loext:graphic-properties draw:fill="solid" draw:fill-color="#a6a4aa"/>
      <style:paragraph-properties fo:text-align="center"/>
    </style:style>
    <style:style style:name="T1" style:family="text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os y gráficos" table:style-name="ta1">
        <table:shapes>
          <draw:custom-shape draw:z-index="0" draw:style-name="gr1" draw:text-style-name="P1" svg:width="4.047cm" svg:height="8.926cm" svg:x="27.318cm" svg:y="19.762cm">
            <text:p/>
            <draw:enhanced-geometry svg:viewBox="0 0 21600 21600" draw:type="rectangle" draw:enhanced-path="M 0 0 L 21600 0 21600 21600 0 21600 0 0 Z N"/>
          </draw:custom-shape>
          <draw:frame draw:z-index="1" draw:style-name="gr2" draw:text-style-name="P2" svg:width="10.992cm" svg:height="6.183cm" svg:x="0.5cm" svg:y="3cm">
            <draw:object draw:notify-on-update-of-ranges="'Datos y gráficos'.C2:'Datos y gráficos'.F2 'Datos y gráficos'.B3:'Datos y gráficos'.B3 'Datos y gráficos'.C3:'Datos y gráficos'.F3 'Datos y gráficos'.B4:'Datos y gráficos'.B4 'Datos y gráficos'.C4:'Datos y gráficos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1.181cm" svg:height="6.289cm" svg:x="0.5cm" svg:y="13.5cm">
            <draw:object draw:notify-on-update-of-ranges="'Datos y gráficos'.B18:'Datos y gráficos'.B20 'Datos y gráficos'.C17:'Datos y gráficos'.C17 'Datos y gráficos'.C18:'Datos y gráficos'.C20 'Datos y gráficos'.D17:'Datos y gráficos'.D17 'Datos y gráficos'.D18:'Datos y gráficos'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2" svg:width="16.917cm" svg:height="9.515cm" svg:x="25.895cm" svg:y="31.689cm">
            <draw:object draw:notify-on-update-of-ranges="'Datos y gráficos'.B51:'Datos y gráficos'.B65 'Datos y gráficos'.C50:'Datos y gráficos'.C50 'Datos y gráficos'.C51:'Datos y gráficos'.C65 'Datos y gráficos'.D50:'Datos y gráficos'.D50 'Datos y gráficos'.D51:'Datos y gráficos'.D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4" draw:style-name="gr3" draw:text-style-name="P3" svg:width="0.495cm" svg:height="0.425cm" svg:x="27.424cm" svg:y="20.347cm">
            <text:p/>
            <draw:enhanced-geometry svg:viewBox="0 0 21600 21600" draw:mirror-horizontal="true" draw:type="rectangle" draw:enhanced-path="M 0 0 L 21600 0 21600 21600 0 21600 0 0 Z N"/>
          </draw:custom-shape>
          <draw:frame draw:z-index="5" draw:style-name="gr4" draw:text-style-name="P5" svg:width="2.737cm" svg:height="3.027cm" svg:x="28.043cm" svg:y="20.064cm">
            <draw:text-box>
              <text:p text:style-name="P4"><text:span text:style-name="T1">Inicio</text:span></text:p>
              <text:p text:style-name="P4"><text:span text:style-name="T1">Elaboración</text:span></text:p>
              <text:p text:style-name="P4"><text:span text:style-name="T1">Construcción</text:span></text:p>
              <text:p text:style-name="P4"><text:span text:style-name="T1">Transición</text:span></text:p>
            </draw:text-box>
          </draw:frame>
          <draw:custom-shape draw:z-index="6" draw:style-name="gr5" draw:text-style-name="P6" svg:width="0.495cm" svg:height="0.425cm" svg:x="27.427cm" svg:y="21.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z-index="7" draw:style-name="gr6" draw:text-style-name="P7" svg:width="0.495cm" svg:height="0.425cm" svg:x="27.427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z-index="8" draw:style-name="gr7" draw:text-style-name="P8" svg:width="0.495cm" svg:height="0.425cm" svg:x="27.427cm" svg:y="22.45cm">
            <text:p/>
            <draw:enhanced-geometry svg:viewBox="0 0 21600 21600" draw:mirror-horizontal="true" draw:type="rectangle" draw:enhanced-path="M 0 0 L 21600 0 21600 21600 0 21600 0 0 Z N"/>
          </draw:custom-shape>
          <draw:frame draw:z-index="9" draw:style-name="gr2" draw:text-style-name="P2" svg:width="15.985cm" svg:height="8.99cm" svg:x="11.463cm" svg:y="19.763cm">
            <draw:object draw:notify-on-update-of-ranges="'Datos y gráficos'.B34:'Datos y gráficos'.B48 'Datos y gráficos'.C34:'Datos y gráficos'.C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2" draw:text-style-name="P2" svg:width="16.008cm" svg:height="9.025cm" svg:x="29.496cm" svg:y="42.942cm">
            <draw:object draw:notify-on-update-of-ranges="'Datos y gráficos'.B51:'Datos y gráficos'.B65 'Datos y gráficos'.E50:'Datos y gráficos'.E50 'Datos y gráficos'.E51:'Datos y gráficos'.E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uración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Una persona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Grupo Paire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2">
          <table:table-cell table:number-columns-repeated="2"/>
          <table:table-cell table:style-name="ce10"/>
          <table:table-cell table:number-columns-repeated="7"/>
        </table:table-row>
        <table:table-row table:style-name="ro2">
          <table:table-cell/>
          <table:table-cell table:style-name="ce11"/>
          <table:table-cell table:style-name="ce12" office:value-type="string" calcext:value-type="string">
            <text:p>Estimación</text:p>
          </table:table-cell>
          <table:table-cell table:style-name="ce12" office:value-type="string" calcext:value-type="string">
            <text:p>Duración real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5.86" calcext:value-type="float">
            <text:p>5,86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style-name="ce22" office:value-type="float" office:value="2.43" calcext:value-type="float">
            <text:p>2,43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style-name="ce22" office:value-type="float" office:value="1.2" calcext:value-type="float">
            <text:p>1,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2" table:number-rows-repeated="7">
          <table:table-cell table:number-columns-repeated="2"/>
          <table:table-cell table:style-name="ce10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Iteración</text:p>
          </table:table-cell>
          <table:table-cell table:style-name="ce12" office:value-type="string" calcext:value-type="string">
            <text:p>Días de duración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6"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 table:style-name="ce5"/>
        </table:table-row>
        <table:table-row table:style-name="ro2">
          <table:table-cell/>
          <table:table-cell table:style-name="ce16"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ce16"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ce12" office:value-type="string" calcext:value-type="string">
            <text:p>Iteración</text:p>
          </table:table-cell>
          <table:table-cell table:style-name="ce12" office:value-type="string" calcext:value-type="string">
            <text:p>Cantidad de tareas</text:p>
          </table:table-cell>
          <table:table-cell table:style-name="ce12" office:value-type="string" calcext:value-type="string">
            <text:p>Tareas cumplidas</text:p>
          </table:table-cell>
          <table:table-cell table:style-name="ce12" office:value-type="string" calcext:value-type="string">
            <text:p>Porcentaje (completadas)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[.D51]/[.C51]*100" office:value-type="float" office:value="0" calcext:value-type="float">
            <text:p>0%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8" office:value-type="string" calcext:value-type="string">
            <text:p>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8" calcext:value-type="float">
            <text:p>18</text:p>
          </table:table-cell>
          <table:table-cell table:style-name="ce43" table:formula="of:=[.D52]/[.C52]*100" office:value-type="float" office:value="78.2608695652174" calcext:value-type="float">
            <text:p>78%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43" table:formula="of:=[.D53]/[.C53]*100" office:value-type="float" office:value="35.7142857142857" calcext:value-type="float">
            <text:p>36%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43" table:formula="of:=[.D54]/[.C54]*100" office:value-type="float" office:value="76.9230769230769" calcext:value-type="float">
            <text:p>77%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3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43" table:formula="of:=[.D55]/[.C55]*100" office:value-type="float" office:value="100" calcext:value-type="float">
            <text:p>100%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4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43" table:formula="of:=[.D56]/[.C56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5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43" table:formula="of:=[.D57]/[.C57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6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3" table:formula="of:=[.D58]/[.C58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3" table:formula="of:=[.D59]/[.C59]*100" office:value-type="float" office:value="66.6666666666667" calcext:value-type="float">
            <text:p>67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8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3" table:formula="of:=[.D60]/[.C60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9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3" table:formula="of:=[.D61]/[.C61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10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43" table:formula="of:=[.D62]/[.C62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3" table:formula="of:=[.D63]/[.C63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3" table:formula="of:=[.D64]/[.C64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3" table:formula="of:=[.D65]/[.C65]*100" office:value-type="float" office:value="100" calcext:value-type="float">
            <text:p>100%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/>
          <table:table-cell table:style-name="ce12" office:value-type="string" calcext:value-type="string">
            <text:p>Cantidad de iteraciones</text:p>
          </table:table-cell>
          <table:table-cell table:style-name="ce12" office:value-type="string" calcext:value-type="string">
            <text:p>Cantidad de actividades</text:p>
          </table:table-cell>
          <table:table-cell table:style-name="ce12" office:value-type="string" calcext:value-type="string">
            <text:p>Cantidad de actividades completadas a tiempo</text:p>
          </table:table-cell>
          <table:table-cell table:style-name="ce12" office:value-type="string" calcext:value-type="string">
            <text:p>Porcentaje de actividades completadas a tiempo</text:p>
          </table:table-cell>
          <table:table-cell table:style-name="ce12" office:value-type="string" calcext:value-type="string">
            <text:p>Días que duró la fase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21" office:value-type="string" calcext:value-type="string" table:number-columns-spanned="5" table:number-rows-spanned="1">
            <text:p>FASE DE INICIO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6"/>
          <table:table-cell table:style-name="ce22" table:formula="of:=COUNTA([.B51])" office:value-type="float" office:value="1" calcext:value-type="float">
            <text:p>1</text:p>
          </table:table-cell>
          <table:table-cell table:style-name="ce26" table:formula="of:=[.C51]" office:value-type="float" office:value="5" calcext:value-type="float">
            <text:p>5</text:p>
          </table:table-cell>
          <table:table-cell table:style-name="ce26" table:formula="of:=[.D51]" office:value-type="float" office:value="0" calcext:value-type="float">
            <text:p>0</text:p>
          </table:table-cell>
          <table:table-cell table:style-name="ce26" table:formula="of:=[.E51]" office:value-type="float" office:value="0" calcext:value-type="float">
            <text:p>0</text:p>
          </table:table-cell>
          <table:table-cell table:style-name="ce22" table:formula="of:=[.C34]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23" office:value-type="string" calcext:value-type="string" table:number-columns-spanned="5" table:number-rows-spanned="1">
            <text:p>FASE DE ELABORA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52])" office:value-type="float" office:value="1" calcext:value-type="float">
            <text:p>1</text:p>
          </table:table-cell>
          <table:table-cell table:style-name="ce26" table:formula="of:=[.C52]" office:value-type="float" office:value="23" calcext:value-type="float">
            <text:p>23</text:p>
          </table:table-cell>
          <table:table-cell table:style-name="ce26" table:formula="of:=[.D52]" office:value-type="float" office:value="18" calcext:value-type="float">
            <text:p>18</text:p>
          </table:table-cell>
          <table:table-cell table:style-name="ce26" table:formula="of:=[.E52]" office:value-type="float" office:value="78.2608695652174" calcext:value-type="float">
            <text:p>78</text:p>
          </table:table-cell>
          <table:table-cell table:style-name="ce22" table:formula="of:=[.C35]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4" office:value-type="string" calcext:value-type="string" table:number-columns-spanned="5" table:number-rows-spanned="1">
            <text:p>FASE DE CONSTRUC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53:.B62])" office:value-type="float" office:value="10" calcext:value-type="float">
            <text:p>10</text:p>
          </table:table-cell>
          <table:table-cell table:formula="of:=SUM([.C53:.C62])" office:value-type="float" office:value="72" calcext:value-type="float">
            <text:p>72</text:p>
          </table:table-cell>
          <table:table-cell table:style-name="ce22" table:formula="of:=SUM([.D53:.D62])" office:value-type="float" office:value="59" calcext:value-type="float">
            <text:p>59</text:p>
          </table:table-cell>
          <table:table-cell table:style-name="ce26" table:formula="of:=[.D73]/[.C73]*100" office:value-type="float" office:value="81.9444444444444" calcext:value-type="float">
            <text:p>82</text:p>
          </table:table-cell>
          <table:table-cell table:style-name="ce22" table:formula="of:=SUM([.C36:.C45]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5" office:value-type="string" calcext:value-type="string" table:number-columns-spanned="5" table:number-rows-spanned="1">
            <text:p>FASE DE TRANSI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63:.B65])" office:value-type="float" office:value="3" calcext:value-type="float">
            <text:p>3</text:p>
          </table:table-cell>
          <table:table-cell table:formula="of:=SUM([.C63:.C65])" office:value-type="float" office:value="10" calcext:value-type="float">
            <text:p>10</text:p>
          </table:table-cell>
          <table:table-cell table:style-name="ce22" table:formula="of:=SUM([.D63:.D65])" office:value-type="float" office:value="10" calcext:value-type="float">
            <text:p>10</text:p>
          </table:table-cell>
          <table:table-cell table:style-name="ce22" table:formula="of:=[.D75]/[.C75]*100" office:value-type="float" office:value="100" calcext:value-type="float">
            <text:p>100</text:p>
          </table:table-cell>
          <table:table-cell table:style-name="ce22" table:formula="of:=SUM([.C46:.C48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10"/>
          <table:table-cell table:number-columns-repeated="7"/>
        </table:table-row>
        <table:table-row table:style-name="ro1" table:number-rows-repeated="3">
          <table:table-cell table:style-name="ce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 number:title="Definido por el usuario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 number:grouping="true"/>
    </number:number-style>
    <number:percentage-style style:name="N109" number:title="User-defined">
      <number:number number:decimal-places="0" loext:min-decimal-places="0" number:min-integer-digits="1"/>
      <number:text>%</number:text>
    </number:percentage-style>
    <number:number-style style:name="N110">
      <number:number number:decimal-places="0" loext:min-decimal-places="0" number:min-integer-digits="0"/>
    </number:number-style>
    <number:number-style style:name="N111">
      <number:number number:decimal-places="0" loext:min-decimal-places="0" number:min-integer-digits="1"/>
      <number:text>%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1:05:27.202897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2:00:30.335348122</meta:creation-date>
    <meta:generator>LibreOffice/6.4.4.2$Linux_X86_64 LibreOffice_project/40$Build-2</meta:generator>
    <dc:date>2020-08-13T04:42:26.581614615</dc:date>
    <meta:editing-duration>PT4H44M26S</meta:editing-duration>
    <meta:editing-cycles>12</meta:editing-cycles>
    <meta:document-statistic meta:table-count="1" meta:cell-count="151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05e10" draw:fill-color="#405e1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eb015" draw:fill-color="#8eb01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3cm" svg:height="6.184cm" xlink:href=".." xlink:type="simple" chart:class="chart:line" chart:style-name="ch1">
        <chart:legend chart:legend-position="end" svg:x="7.638cm" svg:y="2.538cm" style:legend-expansion="high" chart:style-name="ch2"/>
        <chart:plot-area chart:style-name="ch3" table:cell-range-address="'Datos y gráficos'.B2:'Datos y gráficos'.F4" chart:data-source-has-labels="both" svg:x="1.22cm" svg:y="0.123cm" svg:width="6.199cm" svg:height="4.967cm">
          <chartooo:coordinate-region svg:x="1.852cm" svg:y="0.326cm" svg:width="5.47cm" svg:height="4.111cm"/>
          <chart:axis chart:dimension="x" chart:name="primary-x" chart:style-name="ch4" chartooo:axis-type="auto">
            <chartooo:date-scale/>
            <chart:title svg:x="2.717cm" svg:y="5.213cm" chart:style-name="ch5">
              <text:p>Número de estimación</text:p>
            </chart:title>
            <chart:categories table:cell-range-address="'Datos y gráficos'.C2:'Datos y gráficos'.F2"/>
          </chart:axis>
          <chart:axis chart:dimension="y" chart:name="primary-y" chart:style-name="ch4">
            <chart:title svg:x="0.451cm" svg:y="3.129cm" chart:style-name="ch6">
              <text:p>Meses</text:p>
            </chart:title>
            <chart:grid chart:style-name="ch7" chart:class="major"/>
          </chart:axis>
          <chart:series chart:style-name="ch8" chart:values-cell-range-address="'Datos y gráficos'.C3:'Datos y gráficos'.F3" chart:label-cell-address="'Datos y gráficos'.B3:'Datos y gráficos'.B3" chart:class="chart:line">
            <chart:data-point chart:repeated="4"/>
          </chart:series>
          <chart:series chart:style-name="ch9" chart:values-cell-range-address="'Datos y gráficos'.C4:'Datos y gráficos'.F4" chart:label-cell-address="'Datos y gráficos'.B4:'Datos y gráficos'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Datos y gráficos'.C2:'Datos y gráficos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Una persona</text:p>
                <draw:g>
                  <svg:desc>'Datos y gráficos'.B3:'Datos y gráficos'.B3</svg:desc>
                </draw:g>
              </table:table-cell>
              <table:table-cell office:value-type="float" office:value="24">
                <text:p>24</text:p>
                <draw:g>
                  <svg:desc>'Datos y gráficos'.C3:'Datos y gráficos'.F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po Paire</text:p>
                <draw:g>
                  <svg:desc>'Datos y gráficos'.B4:'Datos y gráficos'.B4</svg:desc>
                </draw:g>
              </table:table-cell>
              <table:table-cell office:value-type="float" office:value="12">
                <text:p>12</text:p>
                <draw:g>
                  <svg:desc>'Datos y gráficos'.C4:'Datos y gráficos'.F4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05e1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eb015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2cm" svg:height="6.29cm" xlink:href=".." xlink:type="simple" chart:class="chart:bar" chart:style-name="ch1">
        <chart:legend chart:legend-position="end" svg:x="8.31cm" svg:y="2.591cm" style:legend-expansion="high" chart:style-name="ch2"/>
        <chart:plot-area chart:style-name="ch3" table:cell-range-address="'Datos y gráficos'.B17:'Datos y gráficos'.D20" chart:data-source-has-labels="both" svg:x="1.584cm" svg:y="0.125cm" svg:width="6.503cm" svg:height="5.069cm">
          <chartooo:coordinate-region svg:x="2.026cm" svg:y="0.125cm" svg:width="5.869cm" svg:height="4.416cm"/>
          <chart:axis chart:dimension="x" chart:name="primary-x" chart:style-name="ch4" chartooo:axis-type="auto">
            <chartooo:date-scale/>
            <chart:title svg:x="0.451cm" svg:y="4.103cm" chart:style-name="ch5">
              <text:p>Número de iteración
</text:p>
            </chart:title>
            <chart:categories table:cell-range-address="'Datos y gráficos'.B18:'Datos y gráficos'.B20"/>
          </chart:axis>
          <chart:axis chart:dimension="y" chart:name="primary-y" chart:style-name="ch6">
            <chart:title svg:x="4.312cm" svg:y="5.319cm" chart:style-name="ch7">
              <text:p>Meses</text:p>
            </chart:title>
            <chart:grid chart:style-name="ch8" chart:class="major"/>
          </chart:axis>
          <chart:series chart:style-name="ch9" chart:values-cell-range-address="'Datos y gráficos'.C18:'Datos y gráficos'.C20" chart:label-cell-address="'Datos y gráficos'.C17:'Datos y gráficos'.C17" chart:class="chart:bar">
            <chart:data-point chart:repeated="3"/>
          </chart:series>
          <chart:series chart:style-name="ch10" chart:values-cell-range-address="'Datos y gráficos'.D18:'Datos y gráficos'.D20" chart:label-cell-address="'Datos y gráficos'.D17:'Datos y gráficos'.D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ción</text:p>
                <draw:g>
                  <svg:desc>'Datos y gráficos'.C17:'Datos y gráficos'.C17</svg:desc>
                </draw:g>
              </table:table-cell>
              <table:table-cell office:value-type="string">
                <text:p>Duración real</text:p>
                <draw:g>
                  <svg:desc>'Datos y gráficos'.D17:'Datos y gráficos'.D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18:'Datos y gráficos'.B20</svg:desc>
                </draw:g>
              </table:table-cell>
              <table:table-cell office:value-type="float" office:value="12">
                <text:p>12</text:p>
                <draw:g>
                  <svg:desc>'Datos y gráficos'.C18:'Datos y gráficos'.C20</svg:desc>
                </draw:g>
              </table:table-cell>
              <table:table-cell office:value-type="float" office:value="5.86">
                <text:p>5.86</text:p>
                <draw:g>
                  <svg:desc>'Datos y gráficos'.D18:'Datos y gráficos'.D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text-style style:name="N100">
      <number:text-content/>
    </number:text-style>
    <number:number-style style:name="N111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maximum="11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/>
      <style:graphic-properties draw:stroke="none" draw:fill-color="#405e01"/>
      <style:text-properties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26cm" xlink:href=".." xlink:type="simple" chart:class="chart:bar" chart:style-name="ch1">
        <chart:plot-area chart:style-name="ch2" table:cell-range-address="'Datos y gráficos'.B51:'Datos y gráficos'.B65 'Datos y gráficos'.E50:'Datos y gráficos'.E65" chart:data-source-has-labels="both" svg:x="1.321cm" svg:y="0.18cm" svg:width="14.368cm" svg:height="7.695cm">
          <chartooo:coordinate-region svg:x="2.461cm" svg:y="0.382cm" svg:width="13.228cm" svg:height="6.84cm"/>
          <chart:axis chart:dimension="x" chart:name="primary-x" chart:style-name="ch3" chartooo:axis-type="auto">
            <chartooo:date-scale/>
            <chart:title svg:x="6.088cm" svg:y="8.055cm" chart:style-name="ch4">
              <text:p>Iteraciones en las diferentes fases</text:p>
            </chart:title>
            <chart:categories table:cell-range-address="'Datos y gráficos'.B51:'Datos y gráficos'.B65"/>
          </chart:axis>
          <chart:axis chart:dimension="y" chart:name="primary-y" chart:style-name="ch5">
            <chart:title svg:x="0.451cm" svg:y="6.063cm" chart:style-name="ch6">
              <text:p>Porcentajes de cumplimiento</text:p>
            </chart:title>
            <chart:grid chart:style-name="ch7" chart:class="major"/>
          </chart:axis>
          <chart:series chart:style-name="ch8" chart:values-cell-range-address="'Datos y gráficos'.E51:'Datos y gráficos'.E65" chart:label-cell-address="'Datos y gráficos'.E50:'Datos y gráficos'.E50" chart:class="chart:bar">
            <chart:data-point chart:style-name="ch9" chart:repeated="4"/>
            <chart:data-point/>
            <chart:data-point chart:style-name="ch10"/>
            <chart:data-point chart:repeated="2"/>
            <chart:data-point chart:style-name="ch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(completadas)</text:p>
                <draw:g>
                  <svg:desc>'Datos y gráficos'.E50:'Datos y gráficos'.E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51:'Datos y gráficos'.B65</svg:desc>
                </draw:g>
              </table:table-cell>
              <table:table-cell office:value-type="float" office:value="0">
                <text:p>0</text:p>
                <draw:g>
                  <svg:desc>'Datos y gráficos'.E51:'Datos y gráficos'.E6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.2608695652174">
                <text:p>78.260869565217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false" chart:data-label-number="value" chart:data-label-text="false" chart:data-label-symbol="false" chart:label-position="top"/>
      <style:graphic-properties draw:stroke="none" draw:fill-color="#405e01" dr3d:edge-rounding="5%"/>
      <style:text-properties fo:font-size="7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top"/>
      <style:graphic-properties draw:stroke="none" draw:fill-color="#8eb015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18cm" svg:height="9.516cm" xlink:href=".." xlink:type="simple" chart:class="chart:bar" chart:style-name="ch1">
        <chart:legend chart:legend-position="end" svg:x="13.178cm" svg:y="4.204cm" style:legend-expansion="high" chart:style-name="ch2"/>
        <chart:plot-area chart:style-name="ch3" table:cell-range-address="'Datos y gráficos'.B50:'Datos y gráficos'.D65" chart:data-source-has-labels="both" svg:x="1.339cm" svg:y="0.19cm" svg:width="11.501cm" svg:height="8.165cm">
          <chartooo:coordinate-region svg:x="1.971cm" svg:y="0.392cm" svg:width="10.869cm" svg:height="7.31cm"/>
          <chart:axis chart:dimension="x" chart:name="primary-x" chart:style-name="ch4" chartooo:axis-type="auto">
            <chartooo:date-scale/>
            <chart:title svg:x="4.672cm" svg:y="8.545cm" chart:style-name="ch5">
              <text:p>Iteraciones en las diferentes fases</text:p>
            </chart:title>
            <chart:categories table:cell-range-address="'Datos y gráficos'.B51:'Datos y gráficos'.B65"/>
          </chart:axis>
          <chart:axis chart:dimension="y" chart:name="primary-y" chart:style-name="ch6">
            <chart:title svg:x="0.451cm" svg:y="5.568cm" chart:style-name="ch7">
              <text:p>Número de tareas</text:p>
            </chart:title>
            <chart:grid chart:style-name="ch8" chart:class="major"/>
          </chart:axis>
          <chart:series chart:style-name="ch9" chart:values-cell-range-address="'Datos y gráficos'.C51:'Datos y gráficos'.C65" chart:label-cell-address="'Datos y gráficos'.C50:'Datos y gráficos'.C50" chart:class="chart:bar">
            <chart:data-point chart:repeated="6"/>
            <chart:data-point chart:style-name="ch10"/>
            <chart:data-point chart:repeated="8"/>
          </chart:series>
          <chart:series chart:style-name="ch11" chart:values-cell-range-address="'Datos y gráficos'.D51:'Datos y gráficos'.D65" chart:label-cell-address="'Datos y gráficos'.D50:'Datos y gráficos'.D50" chart:class="chart:bar">
            <chart:data-point/>
            <chart:data-point chart:style-name="ch10"/>
            <chart:data-point chart:repeated="4"/>
            <chart:data-point chart:style-name="ch10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 tareas</text:p>
                <draw:g>
                  <svg:desc>'Datos y gráficos'.C50:'Datos y gráficos'.C50</svg:desc>
                </draw:g>
              </table:table-cell>
              <table:table-cell office:value-type="string">
                <text:p>Tareas cumplidas</text:p>
                <draw:g>
                  <svg:desc>'Datos y gráficos'.D50:'Datos y gráficos'.D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51:'Datos y gráficos'.B65</svg:desc>
                </draw:g>
              </table:table-cell>
              <table:table-cell office:value-type="float" office:value="5">
                <text:p>5</text:p>
                <draw:g>
                  <svg:desc>'Datos y gráficos'.C51:'Datos y gráficos'.C65</svg:desc>
                </draw:g>
              </table:table-cell>
              <table:table-cell office:value-type="float" office:value="0">
                <text:p>0</text:p>
                <draw:g>
                  <svg:desc>'Datos y gráficos'.D51:'Datos y gráficos'.D6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svg:stroke-width="0.01cm" draw:fill-color="#e6f0bb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405e10"/>
    </style:style>
    <style:style style:name="ch10" style:family="chart">
      <style:chart-properties chart:solid-type="cuboid"/>
      <style:graphic-properties draw:fill-color="#8eb015"/>
    </style:style>
    <style:style style:name="ch11" style:family="chart">
      <style:chart-properties chart:solid-type="cuboid"/>
      <style:graphic-properties draw:fill-color="#a6a4a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1cm" xlink:href=".." xlink:type="simple" chart:class="chart:bar" chart:style-name="ch1">
        <chart:plot-area chart:style-name="ch2" table:cell-range-address="'Datos y gráficos'.B34:'Datos y gráficos'.C48" chart:data-source-has-labels="column" svg:x="1.49cm" svg:y="0.179cm" svg:width="14.177cm" svg:height="7.492cm">
          <chartooo:coordinate-region svg:x="2.122cm" svg:y="0.381cm" svg:width="13.545cm" svg:height="6.637cm"/>
          <chart:axis chart:dimension="x" chart:name="primary-x" chart:style-name="ch3" chartooo:axis-type="auto">
            <chartooo:date-scale/>
            <chart:title svg:x="5.274cm" svg:y="7.85cm" chart:style-name="ch4">
              <text:p>Iteraciones en las diferentes fases</text:p>
            </chart:title>
            <chart:categories table:cell-range-address="'Datos y gráficos'.B34:'Datos y gráficos'.B48"/>
          </chart:axis>
          <chart:axis chart:dimension="y" chart:name="primary-y" chart:style-name="ch5">
            <chart:title svg:x="0.451cm" svg:y="5.599cm" chart:style-name="ch6">
              <text:p>Duración en días</text:p>
            </chart:title>
            <chart:grid chart:style-name="ch7" chart:class="major"/>
          </chart:axis>
          <chart:series chart:style-name="ch8" chart:values-cell-range-address="'Datos y gráficos'.C34:'Datos y gráficos'.C48" chart:class="chart:bar">
            <chart:data-point chart:style-name="ch9"/>
            <chart:data-point chart:style-name="ch10"/>
            <chart:data-point chart:repeated="10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34:'Datos y gráficos'.B48</svg:desc>
                </draw:g>
              </table:table-cell>
              <table:table-cell office:value-type="float" office:value="18">
                <text:p>18</text:p>
                <draw:g>
                  <svg:desc>'Datos y gráficos'.C34:'Datos y gráficos'.C4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